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ar_name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decimal_pos</text:p>
          </table:table-cell>
          <table:table-cell office:value-type="string" calcext:value-type="string">
            <text:p>var_desc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<text:s text:c="2"/>DIST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SSOC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NINUM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0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5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7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5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9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5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0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1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0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1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2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0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2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4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5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6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8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9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1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2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3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1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2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6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7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8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5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99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1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1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1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1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1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2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2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2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2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2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3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4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4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4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4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4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5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6_INV_COD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6_BK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6_MKTVAL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6_BK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46_MKTVALFORSALE</text:p>
          </table:table-cell>
          <table:table-cell office:value-type="string" calcext:value-type="string">
            <text:p>Numeric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46:26.374827441</meta:creation-date>
    <dc:date>2023-02-02T22:05:50.966986096</dc:date>
    <meta:editing-duration>PT7M28S</meta:editing-duration>
    <meta:editing-cycles>1</meta:editing-cycles>
    <meta:document-statistic meta:table-count="1" meta:cell-count="532" meta:object-count="0"/>
    <meta:generator>LibreOffice/7.3.7.2$Linux_X86_64 LibreOffice_project/30$Build-2</meta:generator>
  </office:meta>
</office:document-meta>
</file>